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2799in"/>
    </style:style>
    <style:style style:name="co16" style:family="table-column">
      <style:table-column-properties fo:break-before="auto" style:column-width="0.96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19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16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19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17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16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4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6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19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7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6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office:value-type="string" calcext:value-type="string">
            <text:p>2017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16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</table:table>
      <table:named-expressions/>
      <table:database-ranges>
        <table:database-range table:name="__Anonymous_Sheet_DB__0" table:target-range-address="B1.A26:B1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6:B2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6:B3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3:B4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1:31:43.436759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28:41.337811571</meta:creation-date>
    <meta:generator>LibreOffice/6.4.7.2$Linux_X86_64 LibreOffice_project/40$Build-2</meta:generator>
    <dc:date>2021-09-23T21:33:00.326697242</dc:date>
    <meta:editing-duration>P4DT2H25M24S</meta:editing-duration>
    <meta:editing-cycles>82</meta:editing-cycles>
    <meta:document-statistic meta:table-count="4" meta:cell-count="526" meta:object-count="0"/>
  </office:meta>
</office:document-meta>
</file>